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 svg:font-family="'Courier New', Courier, Monospace"/>
    <style:font-face style:name="StarSymbol" svg:font-family="StarSymbol"/>
    <style:font-face style:name="Verdana" svg:font-family="Verdana"/>
    <style:font-face style:name="verdana" svg:font-family="verdana, arial, helvetic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Text_20_body" style:list-style-name="L2">
      <style:paragraph-properties fo:margin-top="0in" fo:margin-bottom="0in"/>
    </style:style>
    <style:style style:name="P6" style:family="paragraph" style:parent-style-name="Text_20_body" style:list-style-name="L2"/>
    <style:style style:name="T1" style:family="text">
      <style:text-properties fo:color="#000000"/>
    </style:style>
    <style:style style:name="T2" style:family="text">
      <style:text-properties fo:color="#000000"/>
    </style:style>
    <style:style style:name="T3" style:family="text" style:parent-style-name="Strong_20_Emphasis">
      <style:text-properties style:font-name-asian="Verdana" style:font-size-asian="10pt" style:language-asian="en" style:country-asian="US"/>
    </style:style>
    <style:style style:name="T4" style:family="text">
      <style:text-properties style:font-name="Verdana" fo:font-size="10pt"/>
    </style:style>
    <style:style style:name="T5" style:family="text">
      <style:text-properties style:font-size-asian="10pt"/>
    </style:style>
    <style:style style:name="T6" style:family="text">
      <style:text-properties style:text-underline-style="solid" style:text-underline-width="auto" style:text-underline-color="font-color"/>
    </style:style>
    <style:style style:name="T7" style:family="text">
      <style:text-properties style:font-name="verdana" fo:font-size="10pt"/>
    </style:style>
    <style:style style:name="T8" style:family="text" style:parent-style-name="Strong_20_Emphasis">
      <style:text-properties style:font-name="verdana" fo:font-size="10pt"/>
    </style:style>
    <style:style style:name="T9" style:family="text">
      <style:text-properties style:font-name="Courier New"/>
    </style:style>
    <style:style style:name="T10" style:family="text" style:parent-style-name="Strong_20_Emphasis">
      <style:text-properties style:font-name="Courier New"/>
    </style:style>
    <style:style style:name="T11" style:family="text">
      <style:text-properties fo:font-style="italic"/>
    </style:style>
    <style:style style:name="T12" style:family="text">
      <style:text-properties style:font-weight-asian="bold"/>
    </style:style>
    <style:style style:name="Sect1" style:family="section">
      <style:section-properties fo:margin-left="0in" fo:margin-right="0in"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关于“Unclosed Connection”：把client当白痴？</text:h>
      <text:section text:style-name="Sect1" text:name="main">
        <text:p text:style-name="P2">“真水无香”：Unclosed Connection</text:p>
        <text:p text:style-name="P2"><text:a xlink:type="simple" xlink:href="http://gigix.blogdriver.com/showBlog.do?bloggerID=18558&amp;diaryID=81931" office:target-frame-name="_blank" xlink:show="new">http://gigix.blogdriver.com/showBlog.do?bloggerID=18558&amp;diaryID=81931</text:a></text:p>
        <text:p text:style-name="P2"> </text:p>
        <text:p text:style-name="P2">真水无香说，“只要可能，我们都要在程序里面避免一切可能造成错误的地方”。Charon说，“这个错误只能说是接口设计者的错误，搞了一个糖 果饼干机界面”。我说，“我们要把client当白痴，只要有机会犯错，他们一定会犯错”——这是在昨天的Hibernate中文论坛聚会上说的。</text:p>
        <text:p text:style-name="P2"> </text:p>
        <text:p text:style-name="P2">但这次的事故，犯错误的是我，设计接口的是potian，看来两边都不是白痴。那么问题在哪里呢？我觉得就像孟岩在Design by Contract里面说的，Java对contract的描述能力太弱了，以至于我们大多数时候是在猜一个API的功能和side-effect。为了尽 量减轻client那边猜的难度，所以我们要尽量在library这端做更多的安全检查。譬如我后来做的基础框架，就用了一个引用计数器来统计 service组件嵌套的层数，并在最外层负责事务管理和session释放。但是，无限增加library这端的责任，有时也并不是一个好办法，尤其是 很多时候library并不知道该怎么处理一个出错的情形。</text:p>
        <text:p text:style-name="P2"> </text:p>
        <text:p text:style-name="P2">而且，对于一个程序模块来说，出错的情形包括两种：（1）调用者没有遵循契约；（2）其他非正常情况。举个例子，对于一个DAO，如果数据库连 接断掉了，那是非正常情况；如果调用者拿一个null来做“按ID查询”，那就是调用者违背契约。但是在Java里面，这两种情况都要用 exception来表现，或者由library端主动检查，无形中就增加了library端的压力和复杂度。所以，我觉得assert（或者类似的手 段）是一种很好的机制，它清楚地把“违背契约”和“异常情况”区分开了。</text:p>
        <text:p text:style-name="P2">2004年03月14日, 星期日 17:47 (82692)</text:p>
      </text:section>
      <text:section text:style-name="Sect1" text:name="Section1">
        <text:h text:style-name="P1" text:outline-level="1" text:is-list-header="true"><text:bookmark text:name="main"/>如何评价一个IoC容器？</text:h>
        <text:p text:style-name="P2"><text:a xlink:type="simple" xlink:href="http://bluedavy.blogdriver.com/" office:target-frame-name="_blank" xlink:show="new"><text:span text:style-name="T1">JAVA#HIBERNATE#OS</text:span></text:a>：<text:span text:style-name="T2">Merlin的学习</text:span></text:p>
        <text:p text:style-name="P2"><text:a xlink:type="simple" xlink:href="http://gigix.blogdriver.com/showBlog.do?bloggerID=18962&amp;diaryID=93475" office:target-frame-name="_blank" xlink:show="new">http://gigix.blogdriver.com/showBlog.do?bloggerID=18962&amp;diaryID=93475</text:a></text:p>
        <text:p text:style-name="P2"> </text:p>
        <text:p text:style-name="P2">如何评价一个IoC容器的优劣？配置的灵活性当然是考量因素之一，譬如是否支持多种格式的配置、是否支持自定义扩展配置格式、是否支持外接properties文件等等。外接properties文件是一项重要的特性，以Spring为例：</text:p>
        <text:p text:style-name="P2"> </text:p>
        <text:p text:style-name="P2">&lt;bean name="someBean" class="org.gigix.SomeBean"&gt;</text:p>
        <text:p text:style-name="P2">  &lt;property name="hostName"&gt;&lt;value&gt;${host.name}&lt;/value&gt;&lt;/property&gt;</text:p>
        <text:p text:style-name="P2">&lt;/bean&gt;</text:p>
        <text:p text:style-name="P2"> </text:p>
        <text:p text:style-name="P2">在XML配置文件的开头处声明一个properties文件（例如server.properties），BeanFactory就会从 server.properties文件中取出host.name属性，填充到someBean的hostName属性中。这对于系统的配置管理是非常有 好处的。</text:p>
        <text:p text:style-name="P2"> </text:p>
        <text:p text:style-name="P2">然而，衡量一个IoC容器最重要的因素还是“侵入性”——也可以理解为组件对容器的依赖程度。Spring（<text:a xlink:type="simple" xlink:href="http://www.springframework.org/" office:target-frame-name="_blank" xlink:show="new">http://www.springframework.org</text:a>）和Pico（<text:a xlink:type="simple" xlink:href="http://www.picocontainer.org/" office:target-frame-name="_blank" xlink:show="new">http://www.picocontainer.org</text:a>） 虽然一直争吵不休，都认为自己对组件的侵入性是最低的，但实际情况是两者都几乎是完全无侵入：只要是通过setter或者constructor插入的对 象属性，都可以用Spring或者Pico来执行依赖注入。实际上，单就IoC容器而言，Spring和Pico是完全可互换的，它们对组件没有任何额外 的要求——毕竟你总要用setter和constructor来设置属性，不是吗？</text:p>
        <text:p text:style-name="P2"> </text:p>
        <text:p text:style-name="P2">在这项最重要的指标上面，Merlin一败涂地。且不说一以贯之的type 1 IoC，Merlin的type 2也做得不伦不类：通过setter注入组件的是一个Context对象（实际上是一个Map），组件再从其中取出自己需要的其他组件。这样的IoC还有 什么意义呢？这个组件不能脱离Merlin了。那我还不如通过ServiceLocator去获得需要的组件呢，何必多此一举用上一个容器？</text:p>
        <text:p text:style-name="P2"> </text:p>
        <text:p text:style-name="P2">其他的考量因素还有一些，例如是否支持autowire（Spring和Pico都支持。对于一个大系统，如果不支持autowire，配置文 件将长得不可忍受）、配置错误的异常信息是否易于理解等等。不过，单就这个依赖容器的问题，我们就没必要继续考察Merlin其他的特性了。如果组件不能 脱离容器而存在，这就算不上一个合格的IoC容器。</text:p>
        <text:p text:style-name="P2">2004年03月26日, 星期五 21:07 (93784)</text:p>
      </text:section>
      <text:section text:style-name="Sect1" text:name="Section2">
        <text:h text:style-name="P1" text:outline-level="1" text:is-list-header="true"><text:bookmark text:name="main1"/>The Dilemma of Exception</text:h>
        <text:p text:style-name="P2">现 在的异常体系设计是：系统内部所有异常继承同一个基类BaseException，BaseException又继承RuntimeException。 在一个层次（例如DAO层或者Business Service层）中有一个异常基类，对于每种具体的出错情形再派生一个新的异常类，例如UserCannotFound、 HaveNoPermission等等。</text:p>
        <text:p text:style-name="P2"> </text:p>
        <text:p text:style-name="P2">这样做的好处是避免了在接口上出现异常签名，因为“抛出哪种异常”是方法的私事。如果接口签名上指明详细的异常信息，又采用Checked Exception，当方法内部实现改变时，接口就会受到影响；如果接口签名上只泛泛地标注一个高层次异常（例如Exception甚至 Throwable），又起不到任何提示的效果。</text:p>
        <text:p text:style-name="P2"> </text:p>
        <text:p text:style-name="P2">但是接口上不留异常签名又带来另一个问题：client程序员要到运行时（甚至可能要过相当长的时间）才知道这个方法可能抛出哪些异常，给编写 代码造成相当大的麻烦。我想的折中办法是：（1）方法稳定之后，在接口上标注异常签名，由于全部异常继承RuntimeException，即使接口异常 签名改变也不会破坏client；（2）用一个拦截器把所有异常log到统一的地方，并提供足够的信息，方便调试。</text:p>
        <text:p text:style-name="P2">2004年03月30日, 星期二 10:22 (97808)</text:p>
      </text:section>
      <text:section text:style-name="Sect1" text:name="Section3">
        <text:h text:style-name="P1" text:outline-level="1" text:is-list-header="true"><text:bookmark text:name="main2"/>IoC容器和Dependency Injection模式</text:h>
        <text:p text:style-name="P2">Martin Fowler也在关注着IoC轻量级容器的发展，毕竟他手下的好几个人（例如Jon Tirsen）都是这方面的得力干将。实际上，轻量级容器的IoC和以前常说的IoC（像Template Method模式那样）有所不同，前者所关注的是组件创建时“判决依赖关系”的控制反转。Martin Fowler给这类IoC另起了一个名字：Dependency Injection（依赖注入）。</text:p>
        <text:p text:style-name="P2"> </text:p>
        <text:p text:style-name="P2"><text:span text:style-name="T3">摘要</text:span></text:p>
        <text:p text:style-name="P2"><text:span text:style-name="T4">Java</text:span><text:span text:style-name="T5">社群近来掀起了一阵轻量级容器的热潮，这些容器能够帮助开发者将来自不同项目的组件组装成为一个内聚的应用程序。在它们的背后有着同一个模式，这个模式决定了这些容器进行组件装配的方式。人们用一个大而化之的名字来称呼这个模式：“控制反转”（</text:span><text:span text:style-name="T4">Inversion of Control</text:span><text:span text:style-name="T5">，</text:span><text:span text:style-name="T4">IoC</text:span><text:span text:style-name="T5">）。在本文中，我将深入探索这个模式的工作原理，给它一个更能描述其特点的名字——“依赖注入”（</text:span><text:span text:style-name="T4">Dependency Injection</text:span><text:span text:style-name="T5">），并将其与“服务定位器”（</text:span><text:span text:style-name="T4">Service Locator</text:span><text:span text:style-name="T5">）模式作一个比较。不过，这两者之间的差异并不太重要，更重要的是：应该将组件的配置与使用分离开——两个模式的目标都是这个。</text:span></text:p>
        <text:p text:style-name="P2"> </text:p>
        <text:p text:style-name="P2"><text:a xlink:type="simple" xlink:href="http://gigix.cool2u.net/download/DependencyInjection.pdf" office:target-frame-name="_blank" xlink:show="new">http://gigix.cool2u.net/download/DependencyInjection.pdf</text:a></text:p>
        <text:p text:style-name="P2">2004年03月9日, 星期二 21:33 (77332)</text:p>
      </text:section>
      <text:section text:style-name="Sect1" text:name="Section4">
        <text:h text:style-name="P1" text:outline-level="1" text:is-list-header="true"><text:bookmark text:name="main3"/>Service Oriented Architecture</text:h>
        <text:p text:style-name="P2">当应用程序需要通过远程接口向（可能是）异质客户端提供服务时，必须采用面向服务的体系结构（SOA）。不管你的remoting是RMI、JAX-RPC还是Hessian，这一点是相同的。</text:p>
        <text:p text:style-name="P2"><text:a xlink:type="simple" xlink:href="http://www-106.ibm.com/developerworks/library/ws-soaintro.html" office:target-frame-name="_blank" xlink:show="new">http://www-106.ibm.com/developerworks/library/ws-soaintro.html</text:a></text:p>
        <text:p text:style-name="P2"> </text:p>
        <text:p text:style-name="P2">一个“服务”代表相对独立、大粒度的系统功能，服务彼此之间、服务与客户端之间松散耦合，服务具有精心定义的接口，服务理应是无状态的。在OO的体系结构里，你可能使用一些回调、出参数之类的技巧，在SOA这里这一切都是被禁止使用的。</text:p>
        <text:p text:style-name="P2">2004年04月27日, 星期二 08:39 (131489)</text:p>
      </text:section>
      <text:section text:style-name="Sect1" text:name="Section5">
        <text:h text:style-name="P1" text:outline-level="1" text:is-list-header="true"><text:bookmark text:name="main4"/>如芒在背</text:h>
        <text:p text:style-name="P2">Martin Fowler：Anemic Domain Model</text:p>
        <text:p text:style-name="P2"><text:a xlink:type="simple" xlink:href="http://www.martinfowler.com/bliki/AnemicDomainModel.html" office:target-frame-name="_blank" xlink:show="new">http://www.martinfowler.com/bliki/AnemicDomainModel.html</text:a></text:p>
        <text:p text:style-name="P2"> </text:p>
        <text:p text:style-name="P2">这都是去年11月的文章了，我竟然一直没有留意。“service层包含的行为（业务逻辑）越多，你就越有可能是在剥夺自己从领域模型那里得到 的利益；如果所有的逻辑都放在service里，你就已经把自己剥夺得一无所有了。”照这样说，我岂不是一直在拼命地剥夺自己的利益？岂不是一直在沿着错 误的路前进？岂不是一直用着一个“过程化的”反模式？</text:p>
        <text:p text:style-name="P2"> </text:p>
        <text:p text:style-name="P2">汗都下来了。赶快研究一下，我不想犯着这么严重的错误而不自知。</text:p>
        <text:p text:style-name="P2">2004年05月21日, 星期五 09:45 (165060)</text:p>
      </text:section>
      <text:section text:style-name="Sect1" text:name="Section6">
        <text:h text:style-name="P1" text:outline-level="1" text:is-list-header="true"><text:bookmark text:name="main5"/>J2EE应用的典型架构</text:h>
        <text:p text:style-name="P2">我们现在的做法是Transaction Script模式（<text:a xlink:type="simple" xlink:href="http://www.martinfowler.com/eaaCatalog/transactionScript.html" office:target-frame-name="_blank" xlink:show="new">http://www.martinfowler.com/eaaCatalog/transactionScript.html</text:a>）。 实体（也就是需要持久化的对象，有时我们也说它们就是领域对象）只是原始数据的对象形式，或者加上一些最简单的操作（只涉及本身数据的简单处理）。DAO 负责将数据转化为实体对象，我们通常用Hibernate来实现。业务逻辑放在service里，每个service方法是一个Transaction Script。AppFuse（<text:a xlink:type="simple" xlink:href="http://https://appfuse.dev.java.net/" office:target-frame-name="_blank" xlink:show="new">http://https://appfuse.dev.java.net/</text:a>）也是按这种方式架构的。</text:p>
        <text:p text:style-name="P2"> </text:p>
        <text:p text:style-name="P2">Martin Fowler更倾向于Domain Model模式（<text:a xlink:type="simple" xlink:href="http://www.martinfowler.com/eaaCatalog/domainModel.html" office:target-frame-name="_blank" xlink:show="new">http://www.martinfowler.com/eaaCatalog/domainModel.html</text:a>）。 领域对象不仅是原始数据的对象形式封装，而且包含几乎所有重要的业务逻辑。领域对象可以直接访问数据库，因此DAO不是必要的，而是通过一个他称为 “mapper”的东西提供O/R映射。由于领域对象封装了业务逻辑，service只是一个很薄的facade，提供面向服务的接口。Spring的 JPetstore范例就是按照这种方式架构的。但是，JPetstore的业务逻辑相当简单，我草草看了一下，似乎领域对象没有直接操作持久化逻辑，因 此这并不是一个很有说服力的例子。或许更有说服力的是Pluto（<text:a xlink:type="simple" xlink:href="http://jakarta.apache.org/pluto/" office:target-frame-name="_blank" xlink:show="new">http://jakarta.apache.org/pluto/</text:a>）。在Pluto这里，需要持久化的大多是些配置信息（包括portal本身的配置、portlet的配置和用户配置），它并没有使用DAO，而是直接通过XML binding持久化到XML文件。</text:p>
        <text:p text:style-name="P2"> </text:p>
        <text:p text:style-name="P2">我不知道应该如何选择这两个体系结构模式。我不知道Transaction Script模式的缺点在哪里。我不知道Domain Model模式用起来会有什么困难。我不知道Martin Fowler为什么如此激烈地批评“贫血的领域对象”。这让我感到困惑和苦恼。我要首先再看一遍PoEAA的相关章节，再想想，再问问。我不喜欢感觉自己 像个白痴。</text:p>
        <text:p text:style-name="P2">2004年05月21日, 星期五 21:20 (166013)</text:p>
      </text:section>
      <text:section text:style-name="Sect1" text:name="Section7">
        <text:h text:style-name="P1" text:outline-level="1" text:is-list-header="true"><text:bookmark text:name="main6"/>PolyBloodyHardReuse</text:h>
        <text:p text:style-name="P2">恶魔：Domain Model是因为OO的不足</text:p>
        <text:p text:style-name="P2"><text:a xlink:type="simple" xlink:href="http://www.blogdriver.com/showBlog.do?bloggerID=27178&amp;diaryID=166329" office:target-frame-name="_blank" xlink:show="new">http://www.blogdriver.com/showBlog.do?bloggerID=27178&amp;diaryID=166329</text:a></text:p>
        <text:p text:style-name="P2">小陶的感慨</text:p>
        <text:p text:style-name="P2"><text:a xlink:type="simple" xlink:href="http://www.blogdriver.com/showBlog.do?diaryID=167066" office:target-frame-name="_blank" xlink:show="new">http://www.blogdriver.com/showBlog.do?diaryID=167066</text:a></text:p>
        <text:p text:style-name="P2"> </text:p>
        <text:p text:style-name="P2">PolyBloodyHardReuse这个词是在《软件工艺》里面遇到的，我想可能应该是“多血质复用”吧？不过我好象是翻译成“血淋淋的复 用”。总之就是这么个意思：为了追求复用，想的办法不可谓不多，付出的代价也不可谓不重。至于效果，大家也都看在眼里，就不用再说了。看到最近这组讨论， 不知道怎么的就突然联想到这个词来。并没有要评论哪种体系结构模式更好的意思，只是联想到了。我们现在压根就不追求对象级别的复用，而是把各种功能（譬如 权限管理、工作流、内容管理……）分别做成产品，做项目的时候利用这些产品提供的服务。而用户那边业务逻辑的复用，可以说是约等于0。</text:p>
        <text:p text:style-name="P2"> </text:p>
        <text:p text:style-name="P2">联想归联想，我不会停止对这几种体系结构模式的探索。不为别的，“因为山在那里”。</text:p>
        <text:p text:style-name="P2">2004年05月22日, 星期六 19:11 (167145)</text:p>
      </text:section>
      <text:section text:style-name="Sect1" text:name="Section8">
        <text:h text:style-name="P1" text:outline-level="1" text:is-list-header="true"><text:bookmark text:name="main7"/>谁能给我一个DDD的例子？</text:h>
        <text:p text:style-name="P2">下 午Jacques Lebrun帮忙找到了Domain Driven Design，还没来得及看。Martin Fowler说应该由Domain Model负责访问持久化逻辑，并借助Data Mapper封装持久化的实现细节。但是，我竟然找不到这样的一个例子。Spring JPetstore细看之下原来也是Transaction Script，只不过service的方法都非常非常简单，前天乍一看还以为和我们做的Transaction Script有什么不同呢。看JPetstore唯一的收获是：不要使用DTO，用轻量级持久化框架（例如Hibernate或者iBatis），直接把 实体对象到处传。</text:p>
        <text:p text:style-name="P2"> </text:p>
        <text:p text:style-name="P2">Domain Model模式看了仍然是半懂不懂，很多细节上的问题想不清楚。比如说，领域对象（或者说，实体）的创建和查找（对应于DAO的create方法和 load方法）由谁来调用？仍然在service里调用吗？如果要放到实体类，在创建/查找操作之前，没有一个具体的实体对象存在的，那么就只能放在一个 static方法里了，这是一个好的做法吗？</text:p>
        <text:p text:style-name="P2"> </text:p>
        <text:p text:style-name="P2">到哪里可以找到一个Domain Model体系结构的例子？我想看看究竟应该怎样去做。如果到明天晚上还没有进展，我就写信去问Martin Fowler本人。</text:p>
        <text:p text:style-name="P2">2004年05月23日, 星期日 19:03 (168486)</text:p>
      </text:section>
      <text:section text:style-name="Sect1" text:name="Section9">
        <text:h text:style-name="P1" text:outline-level="1" text:is-list-header="true"><text:bookmark text:name="main8"/>有点开窍了</text:h>
        <text:p text:style-name="P2">Potian 几句话说得我好象有点开窍了。原来，采用什么体系结构模式取决于我的实体（领域对象）干什么、我要持久化什么。如果像Pluto、OSUser，领域对象 本身有复杂的功能，持久化的是一个功能组件的状态，Domain Model就比较合适。而我们做的很多web应用，实体代表的是简单的数据（比如“用户”，甚至是某种公文），业务操作大多是对领域对象的CRUD操作， Transaction Script就挺合理。我感觉桌面应用和这种web应用好象有点区别，原来就是这个区别：它们的业务操作是做了不同的事。</text:p>
        <text:p text:style-name="P2"> </text:p>
        <text:p text:style-name="P2">刚才对G-Roller做了一点修改，取消了DTO（<text:a xlink:type="simple" xlink:href="http://www.aspectoriented.org:9080//space/2004-04-22#DTO" office:target-frame-name="_blank" xlink:show="new">http://www.aspectoriented.org:9080//space/2004-04-22#DTO?_我需要吗？</text:a>）， 直接把实体传到表现层，感觉除了让程序变简单之外，并没有什么影响。不过有一点：接口上好象不那么漂亮。比如说，User有个getPosts()方法， 但User和Post的关联是lazy的，如果直接在表现层调用User.getPosts()方法，就有可能来一个 LazyInitializationException。当然，表现层本来就不应该这样获得Post对象，但这个接口是不是会给使用者造成困惑呢？好象 又有点不开窍了。</text:p>
        <text:p text:style-name="P2">2004年05月23日, 星期日 20:58 (168634)</text:p>
      </text:section>
      <text:section text:style-name="Sect1" text:name="Section10">
        <text:h text:style-name="P1" text:outline-level="1" text:is-list-header="true"><text:bookmark text:name="main9"/>一个体系结构重构模式</text:h>
        <text:p text:style-name="P2"><text:span text:style-name="Strong_20_Emphasis">名称：</text:span><text:line-break/>用Domain Model替代Transaction Script</text:p>
        <text:p text:style-name="P2"> </text:p>
        <text:p text:style-name="P2"><text:span text:style-name="Strong_20_Emphasis">意图：</text:span><text:line-break/><text:span text:style-name="Emphasis">你的业务层采用Transaction Script模式实现<text:line-break/></text:span>你希望将实现方式改为Domain Model模式</text:p>
        <text:p text:style-name="P2"> </text:p>
        <text:p text:style-name="Text_20_body"><text:span text:style-name="Strong_20_Emphasis">Bad Smells：</text:span></text:p>
        <text:list text:style-name="L1">
          <text:list-item>
            <text:p text:style-name="P3">Long Method / Large Class——由于放置Transaction Script的service组件涉及全部业务逻辑的实现细节，其方法很容易变得冗长；如果对其使用Extract Method重构，则会使service实现类变得庞大。 </text:p>
          </text:list-item>
          <text:list-item>
            <text:p text:style-name="P3">Duplicate Code——不容易从现有的Transaction Script中找出可复用的代码，因此常常重复实现类似的逻辑。 </text:p>
          </text:list-item>
          <text:list-item>
            <text:p text:style-name="P3">Switch Statements——在领域对象有继承关系时，Transaction Script需要对不同类型的领域对象做不同的操作，此时容易造成基于类型的switch语句。 </text:p>
          </text:list-item>
          <text:list-item>
            <text:p text:style-name="P4">Data Class——领域对象只携带了数据，作为对象的职责不够。</text:p>
          </text:list-item>
        </text:list>
        <text:p text:style-name="P2"> </text:p>
        <text:p text:style-name="Text_20_body"><text:span text:style-name="Strong_20_Emphasis">重构过程：</text:span></text:p>
        <text:list text:style-name="L2">
          <text:list-item>
            <text:p text:style-name="P5">使用Extract Method，消除Transaction Script中的重复代码。 </text:p>
          </text:list-item>
          <text:list-item>
            <text:p text:style-name="P5">使用Move Method，将领域对象固有的业务逻辑移到领域对象类中。 </text:p>
            <text:list>
              <text:list-item>
                <text:p text:style-name="P5">如果该方法需要使用DAO，则将DAO作为参数传入。 </text:p>
              </text:list-item>
            </text:list>
          </text:list-item>
          <text:list-item>
            <text:p text:style-name="P5">如果该方法需要使用其他service，说明该方法并不适合存在于特定领域对象类，而应该仍然存在于service组件中。 </text:p>
          </text:list-item>
          <text:list-item>
            <text:p text:style-name="P5">如果领域对象是一个继承体系，将业务逻辑移到其基类中。</text:p>
          </text:list-item>
          <text:list-item>
            <text:p text:style-name="P6">如果第2步搬移的方法中有switch语句，使用Replace Conditional with Polymorphism消除之，将业务逻辑分配到领域对象的各个子类。</text:p>
          </text:list-item>
        </text:list>
        <text:p text:style-name="P2">2004年05月24日, 星期一 21:42 (169972)</text:p>
      </text:section>
      <text:section text:style-name="Sect1" text:name="Section11">
        <text:h text:style-name="P1" text:outline-level="1" text:is-list-header="true"><text:bookmark text:name="main10"/>以讹传讹</text:h>
        <text:p text:style-name="P2">你知道吗？Singleton模式会变成系统的性能瓶颈。</text:p>
        <text:p text:style-name="P2"> </text:p>
        <text:p text:style-name="P2">唔，这是真的。2001年<text:a xlink:type="simple" xlink:href="http://www.javaworld.com/" office:target-frame-name="_blank" xlink:show="new"><text:span text:style-name="T6">JavaWorld</text:span></text:a>（那年头还没什么TSS呢）有一篇著名的文章：<text:a xlink:type="simple" xlink:href="http://www.javaworld.com/javaworld/jw-01-2001/jw-0112-singleton_p.html" office:target-frame-name="_blank" xlink:show="new"><text:span text:style-name="T6">When Is A Singleton Not A Singleton?</text:span></text:a> 这里提到，C++里面常用的Double-Checked Locking（DCL）idiom在Java中并不生效。同样是在2001年，我还在翻译<text:span text:style-name="Emphasis">Design Patterns Explained</text:span>的时候，Potian为我指出了同一个问题：DCL idiom的无效性。换句话说，在Java中实现lazy initialization形式的Singleton模式时，只有一种安全可靠的做法：</text:p>
        <text:p text:style-name="P2"> </text:p>
        <text:p text:style-name="P2"><office:annotation><dc:date>2007-02-23T00:00:00</dc:date><text:p>&lt;!--StartFragment --&gt;</text:p></office:annotation><text:span text:style-name="T7">public static </text:span><text:span text:style-name="T8">synchronized</text:span><text:span text:style-name="T7"> MySingleton getInstance() {</text:span> </text:p>
        <text:p text:style-name="P2"><office:annotation><dc:date>2007-02-23T00:00:00</dc:date><text:p>&lt;!--StartFragment --&gt;</text:p></office:annotation>   <text:span text:style-name="T7">if (_instance==null) {<text:line-break/>    _instance = new MySingleton();<text:line-break/>  }<text:line-break/>  return _instance;<text:line-break/>}</text:span> </text:p>
        <text:p text:style-name="P2"> </text:p>
        <text:p text:style-name="P2">正如你看到的，这个方法是<text:span text:style-name="T9">synchronized</text:span>的，所以它有可能成为系统性能的瓶颈：多个线程必须排队等候获得<text:span text:style-name="T9">MySingleton</text:span>类 的实例。不过真正有趣的是，在此后的三年中，在无数次的口耳相传之中，“lazy initialization形式的Singleton对象的获取可能成为性能瓶颈”在某位朋友那里就变成了“Singleton对象会成为性能瓶颈” ——啊，一个多么合理、多么有效的省略。更有趣的是，这位朋友不喜欢<text:a xlink:type="simple" xlink:href="http://www.springframework.org/" office:target-frame-name="_blank" xlink:show="new"><text:span text:style-name="T6">Spring容器</text:span></text:a>的一个重要理由，恰好就是Spring默认的Singleton设置：因为Singleton是性能瓶颈，所以Singleton的性能当然不如对象池了，多么合情合理呀。</text:p>
        <text:p text:style-name="P2"> </text:p>
        <text:p text:style-name="P2">其实有些谎话是不难揭穿的。如果在系统初始化的时候就创建好所有Singleton对象，那么你就不需要这样一个<text:span text:style-name="T9">synchronized</text:span>的 获取方法：即使所有线程同时涌进这个方法，它们得到的也将是同一个预先创建好的对象实例。这也就是Singleton模式的eager initialization形式，也恰好就是Spring容器采用的实现方式。对于无状态的业务对象，“每次新建一个实例”或者“管理实例池”难道会比 “使用同一个实例”更高效？我想，只要稍微动动脑筋（而不是盲目地相信以讹传讹），谁都能看出正确的答案。</text:p>
        <text:p text:style-name="P2">2004年10月16日, 星期六 21:13 (363758)</text:p>
      </text:section>
      <text:section text:style-name="Sect1" text:name="Section12">
        <text:h text:style-name="P1" text:outline-level="1" text:is-list-header="true"><text:bookmark text:name="main11"/>解构GoF</text:h>
        <text:p text:style-name="P2">这是一个流行解构的年代。就像解构EJB的诸多利弊一样，人们又开始解构GoF的设计模式。</text:p>
        <text:p text:style-name="P2"> </text:p>
        <text:p text:style-name="P2">Martin Fowler's Bliki: OOPSLA2004</text:p>
        <text:p text:style-name="P2"><text:a xlink:type="simple" xlink:href="http://martinfowler.com/bliki/OOPSLA2004.html" office:target-frame-name="_blank" xlink:show="new"><text:span text:style-name="T6">http://martinfowler.com/bliki/OOPSLA2004.html</text:span></text:a></text:p>
        <text:p text:style-name="P2"> </text:p>
        <text:p text:style-name="Text_20_body"><office:annotation><dc:date>2007-02-23T00:00:00</dc:date><text:p>&lt;!--StartFragment --&gt;</text:p></office:annotation><text:span text:style-name="T9">We did a number of discussions around the what next theme, perhaps the most interesting one to report was an exercise in considering some to 'vote off the island'. People voted on the patterns to indicate which ones they felt needed deletion in the current form.</text:span> </text:p>
        <text:p text:style-name="Text_20_body"><text:span text:style-name="T9">Four patterns were voted off. </text:span><text:span text:style-name="T10">Factory Method</text:span><text:span text:style-name="T9"> (due to the confusion over what it means - the pattern is different to the more common usage of the term), </text:span><text:span text:style-name="T10">Bridge</text:span><text:span text:style-name="T9">, </text:span><text:span text:style-name="T10">Flyweight</text:span><text:span text:style-name="T9">, and </text:span><text:span text:style-name="T10">Interpreter</text:span><text:span text:style-name="T9">. Two patterns, </text:span><text:span text:style-name="T10">Singleton</text:span><text:span text:style-name="T9"> and </text:span><text:span text:style-name="T10">Chain of Responsibility</text:span><text:span text:style-name="T9">, were split decisions.</text:span></text:p>
        <text:p text:style-name="P2">很显然，Factory Method和Singleton的失宠，与IoC容器的流行不无关系。Bridge、Flyweight和CoR被认为应该淘汰，大概是因为它们已经成 为了OOD的常识。至于Interpreter，可能真的不太有需要使用这个模式的场景了吧。技术在进步，我们的设计思想也在进步。靠着各种技术的帮助， 我们已经可以谈论更高级的模式了。</text:p>
        <text:p text:style-name="P2">2004年11月8日, 星期一 17:39 (397578)</text:p>
      </text:section>
      <text:section text:style-name="Sect1" text:name="Section13">
        <text:h text:style-name="P1" text:outline-level="1" text:is-list-header="true"><text:bookmark text:name="main12"/>重读DDD之心得第一</text:h>
        <text:p text:style-name="P2">重新抓起<text:span text:style-name="T11">Domain Driven Design</text:span>来读需要下很大的决心。首先是因为手边的书太多，除了几本科幻小说与福柯关于断头台的精彩论述之外，Ivar Jacobson的<text:span text:style-name="T11">AOSD with Use Case</text:span>也在诱惑着我。其次，DDD太厚了，又是hard cover，躺在床上看非常之不舒服。最近发现了一个新的读书姿势：趴在床上读，一来方便记笔记，二来查手机上的金山词霸也颇方便，但趴得久了腰会疼。<text:line-break/><text:line-break/>首 先是关于entity和value object的澄清。entity是“由ID决定身份”的领域对象，拿potian的话来说，我认识的是小东这个人，不管他以后残废了一只手或者做了整 容，他还是小东，他的ID没有变，这个对象的身份具有连贯性。value object则是“由属性决定身份”的领域对象，例如汽车的轮胎，系统只关心它的直径、干湿性能、花纹、品牌，具有同样属性的对象可以互换。ID和属性的 区别在于，ID对于系统的用户没有意义，只是用于标识对象唯一身份。<text:line-break/><text:line-break/>value object通常是immutable的，并且只作为aggregate的内部组成??所谓aggregate，是一堆复杂的、彼此关联的领域对象，使用 者只能通过aggregate的根访问它们，不能直接引用aggregate内部的对象，不管entity还是value object。<text:line-break/><text:line-break/>“功 能”、“操作”这类领域对象建模为service。service分为两类，application级的和infrastructure级的。 application service作为提供给client的facade，也就是PoEAA说的Transaction Script，应该包含尽量少的业务逻辑。infrastructure service应该保持与领域的独立性，从而可以在多个应用复用。在分层上，infrastructure service在最低层，领域对象次之，application service最高（最接近client）。</text:p>
        <text:p text:style-name="P2">2005年03月1日, 星期二 10:35 (558125)</text:p>
      </text:section>
      <text:section text:style-name="Sect1" text:name="Section14">
        <text:h text:style-name="P1" text:outline-level="1" text:is-list-header="true"><text:bookmark text:name="main13"/>设计模式是不是每天要用</text:h>
        <text:h text:style-name="Heading_20_3" text:outline-level="3" text:is-list-header="true">场景1</text:h>
        <text:p text:style-name="Text_20_body"><text:line-break/><text:span text:style-name="T12">第一天</text:span><text:line-break/>程序员A：用户组织这块怎么设计？<text:line-break/>架构师（画类图）：Department和Person继承Party接口，Department可以包含Department，也可以包含Person——或者说，Department可以包含Party。Person不可以再包含。<text:line-break/>程序员A（迷惑）：……<text:line-break/>架构师（画示意图）：就好象一棵树的结构，“部门”是枝节点，“人员”是叶节点，每个枝可以再有N个子节点，叶子节点不可以再有子节点。<text:line-break/>程序员A：计算部门薪资总数怎么做呢？<text:line-break/>架构师（写伪码）：Party接口有getSalary()方法，Person类返回自己的工资，Department类返回所有子节点的工资之和。<text:line-break/>程序员A：哦，明白了。<text:line-break/><text:line-break/><text:span text:style-name="T12">第二天</text:span><text:line-break/>项目经理：昨天讨论了，用户组织这块怎么设计？<text:line-break/>程序员A（画类图）：Department和Person继承Party接口……<text:line-break/>项目经理：计算部门薪资总数怎么做？<text:line-break/>程序员A（写伪码）：Party接口有getSalary()方法……<text:line-break/><text:line-break/><text:span text:style-name="T12">第三天</text:span><text:line-break/>程序员B（新来的）：请问用户组织这块怎么设计？<text:line-break/>项目经理（画类图）：……<text:line-break/>程序员B：……<text:line-break/>项目经理：……</text:p>
        <text:h text:style-name="Heading_20_3" text:outline-level="3" text:is-list-header="true">场景2</text:h>
        <text:p text:style-name="P2"><text:line-break/><text:span text:style-name="T12">第一天</text:span><text:line-break/>程序员A：用户组织这块怎么设计？<text:line-break/>架构师：用一个Composite模式。<text:line-break/>程序员A：哦，明白了。<text:line-break/><text:line-break/><text:span text:style-name="T12">第二天</text:span><text:line-break/>项目经理：昨天讨论了，用户组织这块怎么设计？<text:line-break/>程序员A：用一个Composite模式。<text:line-break/><text:line-break/><text:span text:style-name="T12">第三天</text:span><text:line-break/>程序员B（新来的）：请问用户组织这块怎么设计？<text:line-break/>项目经理：用一个Composite模式。<text:line-break/><text:line-break/><text:a xlink:type="simple" xlink:href="http://gigix.blogdriver.com/gigix/653657.html#comment405922">设计模式是不是每天要用</text:a>？自己想想就知道。</text:p>
        <text:p text:style-name="P2">2005年04月28日, 星期四 15:53 (656695)</text:p>
      </text:section>
      <text:section text:style-name="Sect1" text:name="Section15">
        <text:h text:style-name="P1" text:outline-level="1" text:is-list-header="true"><text:bookmark text:name="main14"/>Everything is ...</text:h>
        <text:p text:style-name="Text_20_body">Scheme宣称，“everything is function”，<text:a xlink:type="simple" xlink:href="http://gigix.blogdriver.com/gigix/816992.html">数据也是函数</text:a>，连<text:a xlink:type="simple" xlink:href="http://gigix.blogdriver.com/gigix/850297.html">数也可以是函数</text:a>。Ruby宣称，“everything is object”，操作（method）也是对象，连代码（closure）也可以是对象。</text:p>
        <text:p text:style-name="Text_20_body">其实是同一枚硬币的两面：数据和操作，都需要作为一等公民来对待，即可以被作为参数传递、可以作为操作的返回值。而Java，在这个方向上是做得很不够的。不支持closure，使用functor令人痛感罪孽深重。是以，Java恐怕很难算是“一切皆对象”的语言。</text:p>
        <text:p text:style-name="P2">2005年08月30日, 星期二 17:11 (944684)</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 svg:font-family="'Courier New', Courier, Monospace"/>
    <style:font-face style:name="StarSymbol" svg:font-family="StarSymbol"/>
    <style:font-face style:name="Verdana" svg:font-family="Verdana"/>
    <style:font-face style:name="verdana" svg:font-family="verdana, arial, helvetic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List" style:family="paragraph" style:parent-style-name="Text_20_body" style:class="list">
      <style:text-properties style:font-name-complex="Bitstream Ver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33:41</dc:date>
    <dc:language>en-US</dc:language>
    <meta:editing-cycles>2</meta:editing-cycles>
    <meta:editing-duration>PT16S</meta:editing-duration>
    <meta:user-defined meta:name="Info 1"/>
    <meta:user-defined meta:name="Info 2"/>
    <meta:user-defined meta:name="Info 3"/>
    <meta:user-defined meta:name="Info 4"/>
    <meta:document-statistic meta:table-count="0" meta:image-count="0" meta:object-count="0" meta:page-count="16" meta:paragraph-count="140" meta:word-count="1618" meta:character-count="11063"/>
  </office:meta>
</office:document-meta>
</file>